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equatio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0</text:p>
          </table:table-cell>
          <table:table-cell office:value-type="float" office:value="-16.9419">
            <text:p>-16.94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0</text:p>
          </table:table-cell>
          <table:table-cell office:value-type="float" office:value="-4.5405">
            <text:p>-4.54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</text:p>
          </table:table-cell>
          <table:table-cell table:formula="of:=([.E5]-[.E4])/([.E3]-[.E2])" office:value-type="float" office:value="0.268004178988189">
            <text:p>0.268004179</text:p>
          </table:table-cell>
          <table:table-cell office:value-type="string">
            <text:p>units</text:p>
          </table:table-cell>
          <table:table-cell table:number-columns-repeated="2"/>
          <table:table-cell table:formula="of:=ATAN([.E6])" office:value-type="float" office:value="0.261850690250044">
            <text:p>0.2618506903</text:p>
          </table:table-cell>
          <table:table-cell table:formula="of:=DEGREES([.I6])" office:value-type="float" office:value="15.002939413915">
            <text:p>15.0029394139</text:p>
          </table:table-cell>
        </table:table-row>
        <table:table-row table:style-name="ro1">
          <table:table-cell table:number-columns-repeated="3"/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string">
            <text:p>unit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lpha</text:p>
          </table:table-cell>
          <table:table-cell office:value-type="float" office:value="15">
            <text:p>15</text:p>
          </table:table-cell>
          <table:table-cell office:value-type="string">
            <text:p>degs</text:p>
          </table:table-cell>
          <table:table-cell table:formula="of:=[.E8]*PI()/180" office:value-type="float" office:value="0.261799387799149">
            <text:p>0.2617993878</text:p>
          </table:table-cell>
          <table:table-cell office:value-type="string">
            <text:p>rads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office:value-type="string">
            <text:p>r</text:p>
          </table:table-cell>
          <table:table-cell table:formula="of:=[.E7]/(1-SIN([.G8]))" office:value-type="float" office:value="17.5395764207111">
            <text:p>17.5395764207</text:p>
          </table:table-cell>
          <table:table-cell office:value-type="string">
            <text:p>uni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string">
            <text:p>x_A</text:p>
          </table:table-cell>
          <table:table-cell table:formula="of:=[.E10]*COS([.G8])" office:value-type="float" office:value="16.9419298469357">
            <text:p>16.9419298469</text:p>
          </table:table-cell>
          <table:table-cell office:value-type="string">
            <text:p>unit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string">
            <text:p>A</text:p>
          </table:table-cell>
          <table:table-cell table:formula="of:=[.E11]" office:value-type="float" office:value="16.9419298469357">
            <text:p>16.9419298469</text:p>
          </table:table-cell>
          <table:table-cell table:formula="of:=[.E7]-[.E10]" office:value-type="float" office:value="-4.53957642071115">
            <text:p>-4.5395764207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office:value-type="string">
            <text:p>C</text:p>
          </table:table-cell>
          <table:table-cell table:formula="of:=[.E11]" office:value-type="float" office:value="16.9419298469357">
            <text:p>16.9419298469</text:p>
          </table:table-cell>
          <table:table-cell table:formula="of:=[.E7]" office:value-type="float" office:value="13">
            <text:p>13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table:formula="of:=[.E11]" office:value-type="float" office:value="16.9419298469357">
            <text:p>16.9419298469</text:p>
          </table:table-cell>
          <table:table-cell office:value-type="float" office:value="0">
            <text:p>0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formula="of:=[.E7]" office:value-type="float" office:value="13">
            <text:p>13</text:p>
          </table:table-cell>
          <table:table-cell office:value-type="string">
            <text:p>unit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string">
            <text:p>beta</text:p>
          </table:table-cell>
          <table:table-cell table:formula="of:=90 - [.E8]" office:value-type="float" office:value="75">
            <text:p>75</text:p>
          </table:table-cell>
          <table:table-cell office:value-type="string">
            <text:p>degs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  <table:table-cell office:value-type="string">
            <text:p>gamma</text:p>
          </table:table-cell>
          <table:table-cell table:formula="of:=[.E22]/2" office:value-type="float" office:value="52.5">
            <text:p>52.5</text:p>
          </table:table-cell>
          <table:table-cell office:value-type="string">
            <text:p>degs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string">
            <text:p>delta</text:p>
          </table:table-cell>
          <table:table-cell table:formula="of:=90+[.E8]" office:value-type="float" office:value="105">
            <text:p>105</text:p>
          </table:table-cell>
          <table:table-cell office:value-type="string">
            <text:p>deg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11/28/2022</text:date>, <text:time>19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8T18:38:56.71</meta:creation-date>
    <meta:generator>OpenOffice.org/3.4.1$Win32 OpenOffice.org_project/341m1$Build-9593</meta:generator>
    <dc:date>2022-11-28T19:02:41.61</dc:date>
    <meta:editing-duration>PT23M46S</meta:editing-duration>
    <meta:editing-cycles>4</meta:editing-cycles>
    <meta:document-statistic meta:table-count="3" meta:cell-count="69" meta:object-count="0"/>
  </office:meta>
</office:document-meta>
</file>